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CPU fractio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 fraction</text:p>
          </table:table-cell>
          <table:table-cell office:value-type="string" calcext:value-type="string">
            <text:p>Mem</text:p>
          </table:table-cell>
          <table:table-cell table:number-columns-repeated="3"/>
          <table:table-cell office:value-type="string" calcext:value-type="string">
            <text:p>CPU formula</text:p>
          </table:table-cell>
          <table:table-cell office:value-type="string" calcext:value-type="string">
            <text:p>Mem formula</text:p>
          </table:table-cell>
          <table:table-cell/>
          <table:table-cell office:value-type="string" calcext:value-type="string">
            <text:p>Total CPU</text:p>
          </table:table-cell>
          <table:table-cell office:value-type="string" calcext:value-type="string">
            <text:p>Total mem</text:p>
          </table:table-cell>
          <table:table-cell/>
          <table:table-cell office:value-type="string" calcext:value-type="string">
            <text:p>Use DF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hronos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8*1024" office:value-type="float" office:value="8192" calcext:value-type="float">
            <text:p>819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oken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formula="of:=MIN(2048;[.N6]/(2+2*[.P3]))" office:value-type="float" office:value="1976" calcext:value-type="float">
            <text:p>19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ken val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formula="of:=MIN(2048;[.N6]/(2+2*[.P3]))"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Free mem – fix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</text:p>
          </table:table-cell>
          <table:table-cell table:number-columns-repeated="12"/>
          <table:table-cell table:formula="of:=[.N3]-[.N10]" office:value-type="float" office:value="3952" calcext:value-type="float">
            <text:p>39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rflow sch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table:number-columns-repeated="3"/>
          <table:table-cell table:formula="of:=0.8*([.M3]-[.M10])*[.P3]" office:value-type="float" office:value="0" calcext:value-type="float">
            <text:p>0</text:p>
          </table:table-cell>
          <table:table-cell table:formula="of:=[.N6]/4*[.P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irflow web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table:formula="of:=0.2*[.P3]" office:value-type="float" office:value="0" calcext:value-type="float">
            <text:p>0</text:p>
          </table:table-cell>
          <table:table-cell table:formula="of:=800*[.P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sp</text:p>
          </table:table-cell>
          <table:table-cell table:number-columns-repeated="11"/>
          <table:table-cell office:value-type="string" calcext:value-type="string">
            <text:p>Fixed CPU</text:p>
          </table:table-cell>
          <table:table-cell office:value-type="string" calcext:value-type="string">
            <text:p>Fixed m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J3]+[.J4]+[.J5]+[.J8]+[.J10]+[.J11]+[.J13]+[.J15]+[.J16]+1.1" office:value-type="float" office:value="3.8" calcext:value-type="float">
            <text:p>3.8</text:p>
          </table:table-cell>
          <table:table-cell table:formula="of:=[.K3]+[.K8]+[.K10]+[.K11]+[.K13]+[.K15]+[.K16]+400" office:value-type="float" office:value="4240" calcext:value-type="float">
            <text:p>42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w UI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erenc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ackend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ontend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3:.D16])" office:value-type="float" office:value="4.9" calcext:value-type="float">
            <text:p>4.9</text:p>
          </table:table-cell>
          <table:table-cell/>
          <table:table-cell table:formula="of:=SUM([.F3:.F16])" office:value-type="float" office:value="15902" calcext:value-type="float">
            <text:p>15902</text:p>
          </table:table-cell>
          <table:table-cell table:number-columns-repeated="3"/>
          <table:table-cell table:formula="of:=SUM([.J3:.J16])" office:value-type="float" office:value="2.7" calcext:value-type="float">
            <text:p>2.7</text:p>
          </table:table-cell>
          <table:table-cell table:formula="of:=SUM([.K3:.K16])" office:value-type="float" office:value="7792" calcext:value-type="float">
            <text:p>779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6:32:48.967275601</meta:creation-date>
    <dc:date>2017-06-09T19:33:22.318494987</dc:date>
    <meta:editing-duration>PT34M27S</meta:editing-duration>
    <meta:editing-cycles>1</meta:editing-cycles>
    <meta:generator>LibreOffice/5.1.6.2$Linux_X86_64 LibreOffice_project/10m0$Build-2</meta:generator>
    <meta:document-statistic meta:table-count="1" meta:cell-count="97" meta:object-count="0"/>
  </office:meta>
</office:document-meta>
</file>